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TablePreview9.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43729d" draw:stroke-linejoin="miter" draw:fill="solid" draw:fill-color="#5b9bd5" draw:textarea-vertical-align="middle" draw:auto-grow-height="false" draw:fit-to-size="false" fo:min-height="0.715cm" fo:min-width="0.502cm" fo:padding-top="0.125cm" fo:padding-bottom="0.125cm" fo:padding-left="0.25cm" fo:padding-right="0.25cm" fo:wrap-option="wrap"/>
    </style:style>
    <style:style style:name="gr2" style:family="graphic" style:parent-style-name="standard">
      <style:graphic-properties draw:stroke="solid" svg:stroke-width="0.035cm" svg:stroke-color="#43729d" draw:stroke-linejoin="miter" draw:fill="solid" draw:fill-color="#5b9bd5" draw:textarea-vertical-align="middle" draw:auto-grow-height="false" draw:fit-to-size="false" fo:min-height="0.715cm" fo:min-width="0.515cm" fo:padding-top="0.125cm" fo:padding-bottom="0.125cm" fo:padding-left="0.25cm" fo:padding-right="0.25cm" fo:wrap-option="wrap"/>
    </style:style>
    <style:style style:name="gr3" style:family="graphic" style:parent-style-name="standard">
      <style:graphic-properties draw:stroke="solid" svg:stroke-width="0.035cm" svg:stroke-color="#43729d" draw:stroke-linejoin="miter" draw:fill="solid" draw:fill-color="#5b9bd5" draw:textarea-vertical-align="middle"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solid" svg:stroke-width="0.035cm" svg:stroke-color="#43729d" draw:stroke-linejoin="miter" draw:fill="solid" draw:fill-color="#00b050" draw:textarea-vertical-align="middle"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solid" svg:stroke-width="0.018cm" svg:stroke-color="#5b9bd5"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35cm" svg:stroke-color="#43729d" draw:stroke-linejoin="miter" draw:fill="solid" draw:fill-color="#5b9bd5" draw:textarea-vertical-align="middle"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solid" svg:stroke-width="0.035cm" svg:stroke-color="#43729d" draw:stroke-linejoin="miter" draw:fill="solid" draw:fill-color="#5b9bd5" draw:textarea-vertical-align="middle" draw:auto-grow-height="false" draw:fit-to-size="false" fo:min-height="1.156cm" fo:min-width="1.927cm" fo:padding-top="0.125cm" fo:padding-bottom="0.125cm" fo:padding-left="0.25cm" fo:padding-right="0.25cm" fo:wrap-option="wrap"/>
    </style:style>
    <style:style style:name="gr8" style:family="graphic" style:parent-style-name="standard">
      <style:graphic-properties draw:stroke="solid" svg:stroke-width="0.035cm" svg:stroke-color="#43729d" draw:stroke-linejoin="miter" draw:fill="solid" draw:fill-color="#5b9bd5" draw:textarea-vertical-align="middle" draw:auto-grow-height="false" draw:fit-to-size="false" fo:min-height="1.083cm" fo:min-width="1.595cm" fo:padding-top="0.125cm" fo:padding-bottom="0.125cm" fo:padding-left="0.25cm" fo:padding-right="0.25cm" fo:wrap-option="wrap"/>
    </style:style>
    <style:style style:name="gr9" style:family="graphic" style:parent-style-name="standard">
      <style:graphic-properties draw:stroke="solid" svg:stroke-width="0.018cm" svg:stroke-color="#ffd966"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35cm" svg:stroke-color="#43729d" draw:stroke-linejoin="miter" draw:fill="solid" draw:fill-color="#ffd966"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035cm" draw:stroke-linejoin="miter" draw:fill="solid" draw:fill-color="#ffff00" draw:textarea-vertical-align="middle"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18cm" svg:stroke-color="#ffc000"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dash" draw:stroke-dash="Dashed_20__28_var_29__20_4" svg:stroke-width="0.018cm" svg:stroke-color="#5b9bd5"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textarea-vertical-align="middle"/>
    </style:style>
    <style:style style:name="gr15" style:family="graphic">
      <style:graphic-properties style:protect="size"/>
    </style:style>
    <style:style style:name="gr1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7" style:family="graphic" style:parent-style-name="standard">
      <style:graphic-properties draw:stroke="solid" svg:stroke-width="0.035cm" svg:stroke-color="#43729d" draw:stroke-linejoin="miter" draw:fill="solid" draw:fill-color="#5b9bd5" draw:textarea-vertical-align="middle" draw:auto-grow-height="false" draw:fit-to-size="false" fo:min-height="3.033cm" fo:min-width="0cm" fo:padding-top="0.125cm" fo:padding-bottom="0.125cm" fo:padding-left="0.25cm" fo:padding-right="0.25cm" fo:wrap-option="wrap"/>
    </style:style>
    <style:style style:name="gr18" style:family="graphic" style:parent-style-name="standard">
      <style:graphic-properties draw:stroke="solid" svg:stroke-width="0.035cm" svg:stroke-color="#43729d" draw:stroke-linejoin="miter" draw:fill="solid" draw:fill-color="#5b9bd5" draw:textarea-vertical-align="middle" draw:auto-grow-height="false" draw:fit-to-size="false" fo:min-height="3.048cm" fo:min-width="0cm" fo:padding-top="0.125cm" fo:padding-bottom="0.125cm" fo:padding-left="0.25cm" fo:padding-right="0.25cm" fo:wrap-option="wrap"/>
    </style:style>
    <style:style style:name="gr19" style:family="graphic" style:parent-style-name="standard">
      <style:graphic-properties draw:stroke="solid" svg:stroke-width="0.035cm" svg:stroke-color="#43729d" draw:stroke-linejoin="miter" draw:fill="solid" draw:fill-color="#5b9bd5" draw:textarea-vertical-align="middle" draw:auto-grow-height="false" draw:fit-to-size="false" fo:min-height="3.063cm" fo:min-width="0cm" fo:padding-top="0.125cm" fo:padding-bottom="0.125cm" fo:padding-left="0.25cm" fo:padding-right="0.25cm" fo:wrap-option="wrap"/>
    </style:style>
    <style:style style:name="gr20" style:family="graphic" style:parent-style-name="standard">
      <style:graphic-properties draw:fill="hatch" draw:fill-hatch-name="Black_20_45_20_Degrees_20_Wide" draw:fill-hatch-solid="false" draw:textarea-horizontal-align="justify" draw:textarea-vertical-align="middle" draw:auto-grow-height="false" fo:min-height="7.116cm" fo:min-width="24.646cm"/>
    </style:style>
    <style:style style:name="gr21" style:family="graphic" style:parent-style-name="standard">
      <style:graphic-properties svg:stroke-color="#ff3333" draw:textarea-vertical-align="middle"/>
    </style:style>
    <style:style style:name="gr22" style:family="graphic" style:parent-style-name="standard">
      <style:graphic-properties svg:stroke-color="#ff3333" draw:marker-end="Arrow" draw:textarea-vertical-align="middle"/>
    </style:style>
    <style:style style:name="gr23" style:family="graphic" style:parent-style-name="standard">
      <style:graphic-properties svg:stroke-color="#ff0000" draw:textarea-vertical-align="middle"/>
    </style:style>
    <style:style style:name="gr24" style:family="graphic" style:parent-style-name="standard">
      <style:graphic-properties svg:stroke-color="#ff9900" draw:textarea-vertical-align="middle"/>
    </style:style>
    <style:style style:name="gr25" style:family="graphic" style:parent-style-name="standard">
      <style:graphic-properties svg:stroke-color="#00cc00" draw:marker-end="Arrow" draw:textarea-vertical-align="middle"/>
    </style:style>
    <style:style style:name="gr26" style:family="graphic" style:parent-style-name="standard">
      <style:graphic-properties svg:stroke-color="#ff9900" draw:marker-end="Arrow" draw:textarea-vertical-align="middle"/>
    </style:style>
    <style:style style:name="gr27" style:family="graphic" style:parent-style-name="standard">
      <style:graphic-properties draw:stroke="dash" draw:stroke-dash="Fine_20_Dashed" svg:stroke-color="#ff00ff" draw:marker-end="Arrow" draw:textarea-vertical-align="middle"/>
    </style:style>
    <style:style style:name="gr28" style:family="graphic" style:parent-style-name="standard">
      <style:graphic-properties svg:stroke-color="#00cc00" draw:textarea-vertical-align="middle"/>
    </style:style>
    <style:style style:name="gr29" style:family="graphic" style:parent-style-name="objectwithoutfill">
      <style:graphic-properties draw:stroke="dash" draw:stroke-dash="Fine_20_Dashed" svg:stroke-color="#ff00ff" draw:marker-end="Arrow" draw:marker-end-width="0.3cm" draw:fill="none" draw:textarea-vertical-align="middle"/>
    </style:style>
    <style:style style:name="gr30" style:family="graphic" style:parent-style-name="objectwithoutfill">
      <style:graphic-properties svg:stroke-color="#ff3333" draw:marker-end="Arrow" draw:marker-end-width="0.3cm" draw:fill="none" draw:textarea-vertical-align="middle"/>
    </style:style>
    <style:style style:name="pr1" style:family="presentation" style:parent-style-name="Title_20_Slide-notes">
      <style:graphic-properties draw:fill-color="#ffffff" fo:min-height="12.572cm"/>
    </style:style>
    <style:style style:name="pr2" style:family="presentation" style:parent-style-name="Title_20_and_20_Content-notes">
      <style:graphic-properties draw:fill-color="#ffffff" fo:min-height="12.572cm"/>
    </style:style>
    <style:style style:name="co1" style:family="table-column">
      <style:table-column-properties style:column-width="1.032cm" style:use-optimal-column-width="false"/>
    </style:style>
    <style:style style:name="co2" style:family="table-column">
      <style:table-column-properties style:column-width="0.978cm" style:use-optimal-column-width="false"/>
    </style:style>
    <style:style style:name="co3" style:family="table-column">
      <style:table-column-properties style:column-width="1.164cm" style:use-optimal-column-width="false"/>
    </style:style>
    <style:style style:name="co4" style:family="table-column">
      <style:table-column-properties style:column-width="0.714cm" style:use-optimal-column-width="false"/>
    </style:style>
    <style:style style:name="co5" style:family="table-column">
      <style:table-column-properties style:column-width="0.802cm" style:use-optimal-column-width="false"/>
    </style:style>
    <style:style style:name="co6" style:family="table-column">
      <style:table-column-properties style:column-width="2.056cm" style:use-optimal-column-width="false"/>
    </style:style>
    <style:style style:name="co7" style:family="table-column">
      <style:table-column-properties style:column-width="1.04cm" style:use-optimal-column-width="false"/>
    </style:style>
    <style:style style:name="co8" style:family="table-column">
      <style:table-column-properties style:column-width="0.979cm" style:use-optimal-column-width="false"/>
    </style:style>
    <style:style style:name="co9" style:family="table-column">
      <style:table-column-properties style:column-width="1.005cm" style:use-optimal-column-width="false"/>
    </style:style>
    <style:style style:name="co10" style:family="table-column">
      <style:table-column-properties style:column-width="0.715cm" style:use-optimal-column-width="false"/>
    </style:style>
    <style:style style:name="co11" style:family="table-column">
      <style:table-column-properties style:column-width="0.846cm" style:use-optimal-column-width="false"/>
    </style:style>
    <style:style style:name="co12" style:family="table-column">
      <style:table-column-properties style:column-width="2.038cm" style:use-optimal-column-width="false"/>
    </style:style>
    <style:style style:name="co13" style:family="table-column">
      <style:table-column-properties style:column-width="1.06cm" style:use-optimal-column-width="false"/>
    </style:style>
    <style:style style:name="co14" style:family="table-column">
      <style:table-column-properties style:column-width="0.761cm" style:use-optimal-column-width="false"/>
    </style:style>
    <style:style style:name="co15" style:family="table-column">
      <style:table-column-properties style:column-width="4.021cm" style:use-optimal-column-width="false"/>
    </style:style>
    <style:style style:name="co16" style:family="table-column">
      <style:table-column-properties style:column-width="1.11cm" style:use-optimal-column-width="false"/>
    </style:style>
    <style:style style:name="co17" style:family="table-column">
      <style:table-column-properties style:column-width="0.958cm" style:use-optimal-column-width="false"/>
    </style:style>
    <style:style style:name="co18" style:family="table-column">
      <style:table-column-properties style:column-width="2.355cm" style:use-optimal-column-width="false"/>
    </style:style>
    <style:style style:name="co19" style:family="table-column">
      <style:table-column-properties style:column-width="1.119cm" style:use-optimal-column-width="false"/>
    </style:style>
    <style:style style:name="co20" style:family="table-column">
      <style:table-column-properties style:column-width="0.87cm" style:use-optimal-column-width="false"/>
    </style:style>
    <style:style style:name="co21" style:family="table-column">
      <style:table-column-properties style:column-width="2.441cm" style:use-optimal-column-width="false"/>
    </style:style>
    <style:style style:name="co22" style:family="table-column">
      <style:table-column-properties style:column-width="1.023cm" style:use-optimal-column-width="false"/>
    </style:style>
    <style:style style:name="co23" style:family="table-column">
      <style:table-column-properties style:column-width="1.127cm" style:use-optimal-column-width="false"/>
    </style:style>
    <style:style style:name="co24" style:family="table-column">
      <style:table-column-properties style:column-width="1.102cm" style:use-optimal-column-width="false"/>
    </style:style>
    <style:style style:name="co25" style:family="table-column">
      <style:table-column-properties style:column-width="1.079cm" style:use-optimal-column-width="false"/>
    </style:style>
    <style:style style:name="co26" style:family="table-column">
      <style:table-column-properties style:column-width="6.494cm" style:use-optimal-column-width="false"/>
    </style:style>
    <style:style style:name="co27" style:family="table-column">
      <style:table-column-properties style:column-width="1.076cm" style:use-optimal-column-width="false"/>
    </style:style>
    <style:style style:name="co28" style:family="table-column">
      <style:table-column-properties style:column-width="0.767cm" style:use-optimal-column-width="false"/>
    </style:style>
    <style:style style:name="co29" style:family="table-column">
      <style:table-column-properties style:column-width="4.016cm" style:use-optimal-column-width="false"/>
    </style:style>
    <style:style style:name="co30" style:family="table-column">
      <style:table-column-properties style:column-width="1.066cm" style:use-optimal-column-width="false"/>
    </style:style>
    <style:style style:name="co31" style:family="table-column">
      <style:table-column-properties style:column-width="0.926cm" style:use-optimal-column-width="false"/>
    </style:style>
    <style:style style:name="co32" style:family="table-column">
      <style:table-column-properties style:column-width="4.112cm" style:use-optimal-column-width="false"/>
    </style:style>
    <style:style style:name="co33" style:family="table-column">
      <style:table-column-properties style:column-width="1.028cm" style:use-optimal-column-width="false"/>
    </style:style>
    <style:style style:name="co34" style:family="table-column">
      <style:table-column-properties style:column-width="0.873cm" style:use-optimal-column-width="false"/>
    </style:style>
    <style:style style:name="co35" style:family="table-column">
      <style:table-column-properties style:column-width="3.175cm" style:use-optimal-column-width="false"/>
    </style:style>
    <style:style style:name="co36" style:family="table-column">
      <style:table-column-properties style:column-width="1.002cm" style:use-optimal-column-width="false"/>
    </style:style>
    <style:style style:name="co37" style:family="table-column">
      <style:table-column-properties style:column-width="0.999cm" style:use-optimal-column-width="false"/>
    </style:style>
    <style:style style:name="co38" style:family="table-column">
      <style:table-column-properties style:column-width="0.902cm" style:use-optimal-column-width="false"/>
    </style:style>
    <style:style style:name="co39" style:family="table-column">
      <style:table-column-properties style:column-width="3.165cm" style:use-optimal-column-width="false"/>
    </style:style>
    <style:style style:name="co40" style:family="table-column">
      <style:table-column-properties style:column-width="1.199cm" style:use-optimal-column-width="false"/>
    </style:style>
    <style:style style:name="co41" style:family="table-column">
      <style:table-column-properties style:column-width="1.047cm" style:use-optimal-column-width="false"/>
    </style:style>
    <style:style style:name="co42" style:family="table-column">
      <style:table-column-properties style:column-width="3.342cm" style:use-optimal-column-width="false"/>
    </style:style>
    <style:style style:name="co43" style:family="table-column">
      <style:table-column-properties style:column-width="2.443cm" style:use-optimal-column-width="false"/>
    </style:style>
    <style:style style:name="co44" style:family="table-column">
      <style:table-column-properties style:column-width="1.179cm" style:use-optimal-column-width="false"/>
    </style:style>
    <style:style style:name="co45" style:family="table-column">
      <style:table-column-properties style:column-width="0.853cm" style:use-optimal-column-width="false"/>
    </style:style>
    <style:style style:name="co46" style:family="table-column">
      <style:table-column-properties style:column-width="3.644cm" style:use-optimal-column-width="false"/>
    </style:style>
    <style:style style:name="co47" style:family="table-column">
      <style:table-column-properties style:column-width="0.723cm" style:use-optimal-column-width="false"/>
    </style:style>
    <style:style style:name="co48" style:family="table-column">
      <style:table-column-properties style:column-width="4.095cm" style:use-optimal-column-width="false"/>
    </style:style>
    <style:style style:name="co49" style:family="table-column">
      <style:table-column-properties style:column-width="0.844cm" style:use-optimal-column-width="false"/>
    </style:style>
    <style:style style:name="co50" style:family="table-column">
      <style:table-column-properties style:column-width="0.656cm" style:use-optimal-column-width="false"/>
    </style:style>
    <style:style style:name="co51" style:family="table-column">
      <style:table-column-properties style:column-width="1.838cm" style:use-optimal-column-width="false"/>
    </style:style>
    <style:style style:name="ro1" style:family="table-row">
      <style:table-row-properties style:row-height="0.737cm"/>
    </style:style>
    <style:style style:name="ro2" style:family="table-row">
      <style:table-row-properties style:row-height="0.735cm"/>
    </style:style>
    <style:style style:name="ro3" style:family="table-row">
      <style:table-row-properties style:row-height="0.738cm"/>
    </style:style>
    <style:style style:name="ro4" style:family="table-row">
      <style:table-row-properties style:row-height="0.74cm"/>
    </style:style>
    <style:style style:name="ce1" style:family="table-cell">
      <loext:graphic-properties draw:fill-color="#ff9900"/>
    </style:style>
    <style:style style:name="ce2" style:family="table-cell">
      <loext:graphic-properties draw:fill-color="#e3d200"/>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 style:family="paragraph">
      <loext:graphic-properties draw:fill="solid" draw:fill-color="#5b9bd5"/>
      <style:paragraph-properties fo:text-align="start" style:font-independent-line-spacing="true"/>
      <style:text-properties fo:font-size="18pt"/>
    </style:style>
    <style:style style:name="P4" style:family="paragraph">
      <loext:graphic-properties draw:fill="solid" draw:fill-color="#00b050"/>
      <style:paragraph-properties fo:text-align="start"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solid" draw:fill-color="#ffd966"/>
      <style:paragraph-properties fo:text-align="start" style:font-independent-line-spacing="true"/>
      <style:text-properties fo:font-size="18pt"/>
    </style:style>
    <style:style style:name="P7" style:family="paragraph">
      <loext:graphic-properties draw:fill="solid" draw:fill-color="#ffff00"/>
      <style:paragraph-properties fo:text-align="start" style:font-independent-line-spacing="true"/>
      <style:text-properties fo:font-size="18pt"/>
    </style:style>
    <style:style style:name="P8" style:family="paragraph">
      <style:paragraph-properties fo:text-align="center"/>
    </style:style>
    <style:style style:name="P9" style:family="paragraph">
      <loext:graphic-properties draw:fill-color="#ffffff"/>
    </style:style>
    <style:style style:name="P10" style:family="paragraph">
      <loext:graphic-properties draw:fill="solid" draw:fill-color="#5b9bd5"/>
      <style:paragraph-properties fo:text-align="start" style:font-independent-line-spacing="true"/>
      <style:text-properties fo:font-size="15pt" style:font-size-asian="15pt" style:font-size-complex="15pt"/>
    </style:style>
    <style:style style:name="P11" style:family="paragraph">
      <style:paragraph-properties fo:margin-left="0cm" fo:margin-right="0cm" fo:margin-top="0cm" fo:margin-bottom="0cm" fo:line-height="100%" fo:text-align="end" fo:text-indent="0cm" style:punctuation-wrap="hanging" style:writing-mode="lr-tb"/>
      <style:text-properties fo:hyphenate="false"/>
    </style:style>
    <style:style style:name="P12"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13"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5pt" style:font-size-asian="15pt" style:font-size-complex="15pt" fo:hyphenate="false"/>
    </style:style>
    <style:style style:name="P14" style:family="paragraph">
      <loext:graphic-properties draw:fill="hatch" draw:fill-hatch-name="Black_20_45_20_Degrees_20_Wide" draw:fill-hatch-solid="false"/>
      <style:paragraph-properties fo:text-align="center"/>
    </style:style>
    <style:style style:name="P15" style:family="paragraph">
      <style:paragraph-properties fo:text-align="center"/>
      <style:text-properties fo:font-size="12pt" style:font-size-asian="12pt" style:font-size-complex="12pt"/>
    </style:style>
    <style:style style:name="P16" style:family="paragraph">
      <loext:graphic-properties draw:fill="none"/>
      <style:paragraph-properties fo:text-align="center"/>
    </style:style>
    <style:style style:name="T1" style:family="text">
      <style:text-properties fo:font-variant="normal" fo:text-transform="none" fo:color="#ffffff"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Rectangle 3" draw:style-name="gr1" draw:text-style-name="P2" xml:id="id3" draw:id="id3" draw:layer="layout" svg:width="1.001cm" svg:height="0.964cm" svg:x="13.312cm" svg:y="4.941cm">
          <text:p text:style-name="P1"><text:span text:style-name="T1">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 draw:text-style-name="P2" xml:id="id5" draw:id="id5" draw:layer="layout" svg:width="1.014cm" svg:height="0.964cm" svg:x="14.313cm" svg:y="4.941cm">
          <text:p text:style-name="P1"><text:span text:style-name="T1">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2" xml:id="id6" draw:id="id6" draw:layer="layout" svg:width="1.001cm" svg:height="0.964cm" svg:x="15.328cm" svg:y="4.941cm">
          <text:p text:style-name="P1"><text:span text:style-name="T1">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 draw:text-style-name="P2" xml:id="id7" draw:id="id7" draw:layer="layout" svg:width="1.001cm" svg:height="0.964cm" svg:x="16.32cm" svg:y="4.941cm">
          <text:p text:style-name="P1"><text:span text:style-name="T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Multidocument 13" draw:style-name="gr3" draw:text-style-name="P3" draw:layer="layout" svg:width="2.945cm" svg:height="2.107cm" svg:x="19.602cm" svg:y="4.226cm">
          <text:p text:style-name="P1"><text:span text:style-name="T1">Panels</text:span></text:p>
          <text:p text:style-name="P1"><text:span text:style-name="T1">L1 N</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Cube 16" draw:style-name="gr3" draw:text-style-name="P3" draw:layer="layout" svg:width="2.895cm" svg:height="1.548cm" svg:x="20.041cm" svg:y="10.078cm">
          <text:p text:style-name="P1"><text:span text:style-name="T1">UPS</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Rectangle 25" draw:style-name="gr4" draw:text-style-name="P4" draw:layer="layout" svg:width="2.514cm" svg:height="0.631cm" svg:x="21.926cm" svg:y="12.87cm">
          <text:p text:style-name="P1"><text:span text:style-name="T2">breaker re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27" draw:style-name="gr5" draw:text-style-name="P5" draw:layer="layout" svg:width="1.823cm" svg:height="0.633cm" draw:transform="rotate (1.5707963267949) translate (22.549cm 12.862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Elbow Connector 28" draw:style-name="gr5" draw:text-style-name="P5" draw:layer="layout" svg:width="1.503cm" svg:height="2.526cm" svg:x="22.928cm" svg:y="10.659cm">
          <text:p/>
          <draw:enhanced-geometry draw:mirror-horizontal="true" draw:mirror-vertical="true" svg:viewBox="0 0 0 0" draw:text-areas="0 0 ?f2 ?f3" draw:type="ooxml-bentConnector3" draw:modifiers="-4221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un 38" draw:style-name="gr6" draw:text-style-name="P3" draw:layer="layout" svg:width="1.675cm" svg:height="1.675cm" svg:x="20.237cm" svg:y="2.221cm">
          <text:p/>
          <draw:enhanced-geometry draw:mirror-horizontal="false" draw:mirror-vertical="false" svg:viewBox="0 0 0 0" draw:text-areas="?f25 ?f38 ?f24 ?f37" draw:type="ooxml-sun" draw:modifiers="25000" draw:enhanced-path="M ?f50 ?f47 L ?f30 ?f46 ?f30 ?f42 Z M ?f20 ?f21 L ?f31 ?f41 ?f32 ?f40 Z M ?f48 0 L ?f33 ?f39 ?f29 ?f39 Z M ?f22 ?f21 L ?f28 ?f40 ?f27 ?f41 Z M 0 ?f47 L ?f26 ?f42 ?f26 ?f46 Z M ?f22 ?f23 L ?f27 ?f45 ?f28 ?f44 Z M ?f48 ?f49 L ?f29 ?f43 ?f33 ?f43 Z M ?f20 ?f23 L ?f32 ?f44 ?f31 ?f45 Z M ?f34 ?f47 Z N" drawooo:enhanced-path="M ?f50 ?f47 L ?f30 ?f46 ?f30 ?f42 Z M ?f20 ?f21 L ?f31 ?f41 ?f32 ?f40 Z M ?f48 0 L ?f33 ?f39 ?f29 ?f39 Z M ?f22 ?f21 L ?f28 ?f40 ?f27 ?f41 Z M 0 ?f47 L ?f26 ?f42 ?f26 ?f46 Z M ?f22 ?f23 L ?f27 ?f45 ?f28 ?f44 Z M ?f48 ?f49 L ?f29 ?f43 ?f33 ?f43 Z M ?f20 ?f23 L ?f32 ?f44 ?f31 ?f45 Z M ?f34 ?f47 G ?f35 ?f36 ?f51 ?f52 Z N">
            <draw:equation draw:name="f0" draw:formula="if(12500-$0 ,12500,if(46875-$0 ,$0 ,46875))"/>
            <draw:equation draw:name="f1" draw:formula="50000+0-?f0 "/>
            <draw:equation draw:name="f2" draw:formula="?f1 *30274/32768"/>
            <draw:equation draw:name="f3" draw:formula="?f1 *12540/32768"/>
            <draw:equation draw:name="f4" draw:formula="?f2 +50000-0"/>
            <draw:equation draw:name="f5" draw:formula="?f3 +50000-0"/>
            <draw:equation draw:name="f6" draw:formula="50000+0-?f2 "/>
            <draw:equation draw:name="f7" draw:formula="50000+0-?f3 "/>
            <draw:equation draw:name="f8" draw:formula="?f1 *23170/32768"/>
            <draw:equation draw:name="f9" draw:formula="50000+?f8 -0"/>
            <draw:equation draw:name="f10" draw:formula="50000+0-?f8 "/>
            <draw:equation draw:name="f11" draw:formula="?f6 *3/4"/>
            <draw:equation draw:name="f12" draw:formula="?f7 *3/4"/>
            <draw:equation draw:name="f13" draw:formula="?f11 +3662-0"/>
            <draw:equation draw:name="f14" draw:formula="?f12 +3662-0"/>
            <draw:equation draw:name="f15" draw:formula="?f12 +12500-0"/>
            <draw:equation draw:name="f16" draw:formula="100000+0-?f11 "/>
            <draw:equation draw:name="f17" draw:formula="100000+0-?f13 "/>
            <draw:equation draw:name="f18" draw:formula="100000+0-?f14 "/>
            <draw:equation draw:name="f19" draw:formula="100000+0-?f15 "/>
            <draw:equation draw:name="f20" draw:formula="logwidth*18436/21600"/>
            <draw:equation draw:name="f21" draw:formula="logheight*3163/21600"/>
            <draw:equation draw:name="f22" draw:formula="logwidth*3163/21600"/>
            <draw:equation draw:name="f23" draw:formula="logheight*18436/21600"/>
            <draw:equation draw:name="f24" draw:formula="logwidth*?f9 /100000"/>
            <draw:equation draw:name="f25" draw:formula="logwidth*?f10 /100000"/>
            <draw:equation draw:name="f26" draw:formula="logwidth*?f11 /100000"/>
            <draw:equation draw:name="f27" draw:formula="logwidth*?f13 /100000"/>
            <draw:equation draw:name="f28" draw:formula="logwidth*?f14 /100000"/>
            <draw:equation draw:name="f29" draw:formula="logwidth*?f15 /100000"/>
            <draw:equation draw:name="f30" draw:formula="logwidth*?f16 /100000"/>
            <draw:equation draw:name="f31" draw:formula="logwidth*?f17 /100000"/>
            <draw:equation draw:name="f32" draw:formula="logwidth*?f18 /100000"/>
            <draw:equation draw:name="f33" draw:formula="logwidth*?f19 /100000"/>
            <draw:equation draw:name="f34" draw:formula="logwidth*?f0 /100000"/>
            <draw:equation draw:name="f35" draw:formula="logwidth*?f1 /100000"/>
            <draw:equation draw:name="f36" draw:formula="logheight*?f1 /100000"/>
            <draw:equation draw:name="f37" draw:formula="logheight*?f9 /100000"/>
            <draw:equation draw:name="f38" draw:formula="logheight*?f10 /100000"/>
            <draw:equation draw:name="f39" draw:formula="logheight*?f11 /100000"/>
            <draw:equation draw:name="f40" draw:formula="logheight*?f13 /100000"/>
            <draw:equation draw:name="f41" draw:formula="logheight*?f14 /100000"/>
            <draw:equation draw:name="f42" draw:formula="logheight*?f15 /100000"/>
            <draw:equation draw:name="f43" draw:formula="logheight*?f16 /100000"/>
            <draw:equation draw:name="f44" draw:formula="logheight*?f17 /100000"/>
            <draw:equation draw:name="f45" draw:formula="logheight*?f18 /100000"/>
            <draw:equation draw:name="f46" draw:formula="logheight*?f19 /100000"/>
            <draw:equation draw:name="f47" draw:formula="logheight/2"/>
            <draw:equation draw:name="f48" draw:formula="logwidth/2"/>
            <draw:equation draw:name="f49" draw:formula="logheight"/>
            <draw:equation draw:name="f50" draw:formula="logwidth"/>
            <draw:equation draw:name="f51" draw:formula="(10800000)/60000.0"/>
            <draw:equation draw:name="f52" draw:formula="(21600000)/60000.0"/>
            <draw:handle draw:handle-position="?f34 ?f47" draw:handle-range-x-maximum="46875" draw:handle-range-x-minimum="12500"/>
          </draw:enhanced-geometry>
        </draw:custom-shape>
        <draw:custom-shape draw:name="Bevel 39" draw:style-name="gr7" draw:text-style-name="P2" xml:id="id4" draw:id="id4" draw:layer="layout" svg:width="2.895cm" svg:height="1.874cm" svg:x="8.736cm" svg:y="4.73cm">
          <text:p text:style-name="P1"><text:span text:style-name="T1">Large loads</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draw:custom-shape draw:name="Cloud 53" draw:style-name="gr3" draw:text-style-name="P3" draw:layer="layout" svg:width="2.539cm" svg:height="0.939cm" svg:x="14.298cm" svg:y="2.915cm">
          <text:p text:style-name="P1"><text:span text:style-name="T1">Grid</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Frame 64" draw:style-name="gr8" draw:text-style-name="P2" xml:id="id2" draw:id="id2" draw:layer="layout" svg:width="2.539cm" svg:height="1.777cm" svg:x="9.113cm" svg:y="9.907cm">
          <text:p text:style-name="P1"><text:span text:style-name="T3">Small loads</text:span></text:p>
          <draw:enhanced-geometry draw:mirror-horizontal="false" draw:mirror-vertical="false" svg:viewBox="0 0 0 0" draw:text-areas="?f2 ?f2 ?f3 ?f4" draw:type="ooxml-frame" draw:modifiers="125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Elbow Connector 69" draw:style-name="gr5" draw:text-style-name="P5" draw:layer="layout" svg:width="1.413cm" svg:height="4.931cm" draw:transform="rotate (-1.5707963267949) translate (16.583cm 9.317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Rectangle 14" draw:style-name="gr4" draw:text-style-name="P4" draw:layer="layout" svg:width="4.053cm" svg:height="0.583cm" svg:x="13.296cm" svg:y="6.441cm">
          <text:p text:style-name="P1"><text:span text:style-name="T1">breaker re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76" draw:style-name="gr5" draw:text-style-name="P5" draw:layer="layout" svg:width="3.877cm" svg:height="8.358cm" draw:transform="rotate (1.5707963267949) translate (13.567cm 13.186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Elbow Connector 84" draw:style-name="gr5" draw:text-style-name="P5" draw:layer="layout" svg:width="4.185cm" svg:height="6.129cm" draw:transform="rotate (1.5707963267949) translate (17.045cm 13.502cm)">
          <text:p/>
          <draw:enhanced-geometry draw:mirror-horizontal="true" draw:mirror-vertical="false" svg:viewBox="0 0 0 0" draw:text-areas="0 0 ?f2 ?f3" draw:type="ooxml-bentConnector3" draw:modifiers="11517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94" draw:style-name="gr9" draw:text-style-name="P5" draw:layer="layout" svg:width="2.228cm" svg:height="7.65cm" draw:transform="rotate (-1.5707963267949) translate (20.871cm 6.254cm)">
          <text:p/>
          <draw:enhanced-geometry draw:mirror-horizontal="false" draw:mirror-vertical="false" svg:viewBox="0 0 0 0" draw:text-areas="0 0 ?f4 ?f5" draw:type="ooxml-bentConnector4" draw:modifiers="46229 1083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Elbow Connector 98" draw:style-name="gr9" draw:text-style-name="P5" draw:layer="layout" svg:width="2.244cm" svg:height="3.458cm" draw:transform="rotate (-1.5707963267949) translate (20.871cm 6.25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Frame 101" draw:style-name="gr3" draw:text-style-name="P3" draw:layer="layout" svg:width="2.539cm" svg:height="2.539cm" svg:x="22.786cm" svg:y="6.676cm">
          <text:p text:style-name="P1"><text:span text:style-name="T3">Critical loads</text:span></text:p>
          <draw:enhanced-geometry draw:mirror-horizontal="false" draw:mirror-vertical="false" svg:viewBox="0 0 0 0" draw:text-areas="?f2 ?f2 ?f3 ?f4" draw:type="ooxml-frame" draw:modifiers="125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Elbow Connector 102" draw:style-name="gr5" draw:text-style-name="P5" draw:layer="layout" svg:width="0.861cm" svg:height="2.373cm" draw:transform="rotate (-1.5707963267949) translate (24.048cm 9.208cm)">
          <text:p/>
          <draw:enhanced-geometry draw:mirror-horizontal="tru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05" draw:style-name="gr5" draw:text-style-name="P5" draw:layer="layout" svg:width="2.518cm" svg:height="1.491cm" draw:transform="rotate (-1.5707963267949) translate (22.778cm 7.946cm)">
          <text:p/>
          <draw:enhanced-geometry draw:mirror-horizontal="tru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Rectangle 109" draw:style-name="gr10" draw:text-style-name="P6" draw:layer="layout" svg:width="2.514cm" svg:height="0.631cm" svg:x="20.034cm" svg:y="11.5cm">
          <text:p text:style-name="P1"><text:span text:style-name="T2">opener re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110" draw:style-name="gr9" draw:text-style-name="P5" draw:layer="layout" svg:width="2.822cm" svg:height="7.253cm" draw:transform="rotate (-1.5707963267949) translate (21.284cm 9.309cm)">
          <text:p/>
          <draw:enhanced-geometry draw:mirror-horizontal="true" draw:mirror-vertical="false" svg:viewBox="0 0 0 0" draw:text-areas="0 0 ?f2 ?f3" draw:type="ooxml-bentConnector3" draw:modifiers="-2249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16" draw:style-name="gr9" draw:text-style-name="P5" draw:layer="layout" svg:width="2.621cm" svg:height="2.857cm" draw:transform="rotate (-3.14159265358979) translate (20.034cm 11.816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20" draw:style-name="gr1" draw:text-style-name="P2" xml:id="id8" draw:id="id8" draw:layer="layout" svg:width="1.001cm" svg:height="0.964cm" svg:x="13.296cm" svg:y="8.262cm">
          <text:p text:style-name="P1"><text:span text:style-name="T1">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 draw:text-style-name="P2" draw:layer="layout" svg:width="1.014cm" svg:height="0.964cm" svg:x="14.298cm" svg:y="8.262cm">
          <text:p text:style-name="P1"><text:span text:style-name="T1">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 draw:text-style-name="P2" draw:layer="layout" svg:width="1.001cm" svg:height="0.964cm" svg:x="15.313cm" svg:y="8.262cm">
          <text:p text:style-name="P1"><text:span text:style-name="T1">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 draw:text-style-name="P2" xml:id="id9" draw:id="id9" draw:layer="layout" svg:width="1.001cm" svg:height="0.964cm" svg:x="16.323cm" svg:y="8.262cm">
          <text:p text:style-name="P1"><text:span text:style-name="T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Connector 122" draw:style-name="gr6" draw:text-style-name="P3" draw:layer="layout" svg:width="0.176cm" svg:height="0.176cm" svg:x="16.965cm" svg:y="9.1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27" draw:style-name="gr6" draw:text-style-name="P3" draw:layer="layout" svg:width="0.176cm" svg:height="0.176cm" svg:x="16.494cm" svg:y="9.1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29" draw:style-name="gr6" draw:text-style-name="P3" draw:layer="layout" svg:width="0.176cm" svg:height="0.176cm" svg:x="17.235cm" svg:y="8.41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0" draw:style-name="gr6" draw:text-style-name="P3" draw:layer="layout" svg:width="0.176cm" svg:height="0.176cm" svg:x="17.235cm" svg:y="8.86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4" draw:style-name="gr6" draw:text-style-name="P3" draw:layer="layout" svg:width="0.176cm" svg:height="0.176cm" svg:x="13.949cm" svg:y="9.13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5" draw:style-name="gr6" draw:text-style-name="P3" draw:layer="layout" svg:width="0.176cm" svg:height="0.176cm" svg:x="13.479cm" svg:y="9.13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6" draw:style-name="gr6" draw:text-style-name="P3" draw:layer="layout" svg:width="0.176cm" svg:height="0.176cm" svg:x="13.22cm" svg:y="8.39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7" draw:style-name="gr6" draw:text-style-name="P3" xml:id="id1" draw:id="id1" draw:layer="layout" svg:width="0.176cm" svg:height="0.176cm" svg:x="13.215cm" svg:y="8.91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onut 168" draw:style-name="gr3" draw:text-style-name="P3" draw:layer="layout" svg:width="1.998cm" svg:height="1.998cm" svg:x="9.388cm" svg:y="12.659cm">
          <text:p text:style-name="P1"><text:span text:style-name="T3">extra load</text:span></text:p>
          <draw:enhanced-geometry draw:mirror-horizontal="false" draw:mirror-vertical="false" svg:viewBox="0 0 0 0" draw:text-areas="?f10 ?f13 ?f11 ?f14" draw:type="ooxml-donut" draw:modifiers="14096"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iamond 170" draw:style-name="gr11" draw:text-style-name="P7" draw:layer="layout" svg:width="0.463cm" svg:height="0.771cm" svg:x="12.27cm" svg:y="12.16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Elbow Connector 171" draw:style-name="gr5" draw:text-style-name="P5" draw:layer="layout" svg:width="0.976cm" svg:height="2.946cm" draw:transform="rotate (-3.14159265358979) translate (13.479cm 12.168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Elbow Connector 175" draw:style-name="gr5" draw:text-style-name="P5" draw:layer="layout" svg:width="3.262cm" svg:height="3.785cm" draw:transform="rotate (-1.5707963267949) translate (16.52cm 9.291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Elbow Connector 178" draw:style-name="gr12" draw:text-style-name="P5" draw:layer="layout" svg:width="1.175cm" svg:height="0.397cm" draw:transform="rotate (-3.14159265358979) translate (12.27cm 12.944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Elbow Connector 181" draw:style-name="gr12" draw:text-style-name="P5" draw:layer="layout" svg:width="0.718cm" svg:height="1.114cm" draw:transform="rotate (-1.5707963267949) translate (12.502cm 12.9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Left-Right Arrow Callout 186" draw:style-name="gr3" draw:text-style-name="P3" draw:layer="layout" svg:width="3.377cm" svg:height="1.081cm" svg:x="13.344cm" svg:y="13.353cm">
          <text:p text:style-name="P1"><text:span text:style-name="T4">ECU</text:span></text:p>
          <text:p text:style-name="P1"><text:span text:style-name="T4">CPU</text:span></text:p>
          <draw:enhanced-geometry draw:mirror-horizontal="false" draw:mirror-vertical="false" svg:viewBox="0 0 0 0" draw:text-areas="?f22 0 ?f23 ?f24" draw:type="ooxml-leftRightArrowCallout" draw:modifiers="16088 14602 25000 48123" draw:enhanced-path="M 0 ?f13 L ?f18 ?f14 ?f18 ?f15 ?f22 ?f15 ?f22 0 ?f23 0 ?f23 ?f15 ?f19 ?f15 ?f19 ?f14 ?f25 ?f13 ?f19 ?f17 ?f19 ?f16 ?f23 ?f16 ?f23 ?f24 ?f22 ?f24 ?f22 ?f16 ?f18 ?f16 ?f18 ?f17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50000*logwidth/?f0 "/>
            <draw:equation draw:name="f6" draw:formula="if(0-$2 ,0,if(?f5 -$2 ,$2 ,?f5 ))"/>
            <draw:equation draw:name="f7" draw:formula="logwidth/2"/>
            <draw:equation draw:name="f8" draw:formula="?f6 *?f0 /?f7 "/>
            <draw:equation draw:name="f9" draw:formula="100000+0-?f8 "/>
            <draw:equation draw:name="f10" draw:formula="if(0-$3 ,0,if(?f9 -$3 ,$3 ,?f9 ))"/>
            <draw:equation draw:name="f11" draw:formula="?f0 *?f2 /100000"/>
            <draw:equation draw:name="f12" draw:formula="?f0 *?f4 /200000"/>
            <draw:equation draw:name="f13" draw:formula="logheight/2"/>
            <draw:equation draw:name="f14" draw:formula="?f13 +0-?f11 "/>
            <draw:equation draw:name="f15" draw:formula="?f13 +0-?f12 "/>
            <draw:equation draw:name="f16" draw:formula="?f13 +?f12 -0"/>
            <draw:equation draw:name="f17" draw:formula="?f13 +?f11 -0"/>
            <draw:equation draw:name="f18" draw:formula="?f0 *?f6 /100000"/>
            <draw:equation draw:name="f19" draw:formula="logwidth+0-?f18 "/>
            <draw:equation draw:name="f20" draw:formula="logwidth*?f10 /200000"/>
            <draw:equation draw:name="f21" draw:formula="logwidth/2"/>
            <draw:equation draw:name="f22" draw:formula="?f21 +0-?f20 "/>
            <draw:equation draw:name="f23" draw:formula="?f21 +?f20 -0"/>
            <draw:equation draw:name="f24" draw:formula="logheight"/>
            <draw:equation draw:name="f25" draw:formula="logwidth"/>
            <draw:handle draw:handle-position="?f18 ?f15" draw:handle-range-y-maximum="?f3" draw:handle-range-y-minimum="0"/>
            <draw:handle draw:handle-position="0 ?f14" draw:handle-range-y-maximum="?f1" draw:handle-range-y-minimum="0"/>
            <draw:handle draw:handle-position="?f18 0" draw:handle-range-x-maximum="?f5" draw:handle-range-x-minimum="0"/>
            <draw:handle draw:handle-position="?f22 ?f24" draw:handle-range-x-maximum="?f9" draw:handle-range-x-minimum="0"/>
          </draw:enhanced-geometry>
        </draw:custom-shape>
        <draw:custom-shape draw:name="Elbow Connector 187" draw:style-name="gr13" draw:text-style-name="P5" draw:layer="layout" svg:width="0.708cm" svg:height="1.282cm" draw:transform="rotate (-3.14159265358979) translate (13.344cm 13.89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Flowchart: Connector 192" draw:style-name="gr6" draw:text-style-name="P3" draw:layer="layout" svg:width="0.176cm" svg:height="0.176cm" svg:x="12.484cm" svg:y="12.4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bow Connector 199" draw:style-name="gr13" draw:text-style-name="P5" draw:layer="layout" svg:width="2.879cm" svg:height="8.613cm" draw:transform="rotate (-3.14159265358979) translate (19.602cm 13.88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onnector draw:style-name="gr14" draw:text-style-name="P8" draw:layer="layout" svg:x1="13.215cm" svg:y1="9.003cm" svg:x2="10.382cm" svg:y2="9.907cm" draw:start-shape="id1" draw:start-glue-point="3" draw:end-shape="id2" draw:end-glue-point="0" svg:d="M13215 9003h-2833v904" svg:viewBox="0 0 2834 905">
          <text:p/>
        </draw:connector>
        <draw:connector draw:style-name="gr14" draw:text-style-name="P8" draw:layer="layout" svg:x1="13.812cm" svg:y1="4.941cm" svg:x2="10.183cm" svg:y2="4.73cm" draw:start-shape="id3" draw:start-glue-point="0" draw:end-shape="id4" draw:end-glue-point="0" svg:d="M13812 4941v-729h-3629v518" svg:viewBox="0 0 3630 730">
          <text:p/>
        </draw:connector>
        <draw:connector draw:style-name="gr14" draw:text-style-name="P8" draw:layer="layout" svg:x1="10.183cm" svg:y1="4.73cm" svg:x2="14.82cm" svg:y2="4.941cm" draw:start-shape="id4" draw:start-glue-point="0" draw:end-shape="id5" svg:d="M10183 4730v-518h4637v729" svg:viewBox="0 0 4638 730">
          <text:p/>
        </draw:connector>
        <draw:connector draw:style-name="gr14" draw:text-style-name="P8" draw:layer="layout" svg:x1="10.183cm" svg:y1="4.73cm" svg:x2="15.828cm" svg:y2="4.941cm" draw:start-shape="id4" draw:start-glue-point="0" draw:end-shape="id6" draw:end-glue-point="0" svg:d="M10183 4730v-518h5645v729" svg:viewBox="0 0 5646 730">
          <text:p/>
        </draw:connector>
        <draw:connector draw:style-name="gr14" draw:text-style-name="P8" draw:layer="layout" svg:x1="10.183cm" svg:y1="4.73cm" svg:x2="16.82cm" svg:y2="4.941cm" draw:start-shape="id4" draw:start-glue-point="0" draw:end-shape="id7" svg:d="M10183 4730v-518h6637v729" svg:viewBox="0 0 6638 730">
          <text:p/>
        </draw:connector>
        <draw:connector draw:style-name="gr14" draw:text-style-name="P8" draw:layer="layout" svg:x1="13.812cm" svg:y1="5.905cm" svg:x2="13.796cm" svg:y2="8.262cm" draw:start-shape="id3" draw:start-glue-point="2" draw:end-shape="id8" draw:end-glue-point="0" svg:d="M13812 5905v1179h-16v1178" svg:viewBox="0 0 17 2358">
          <text:p/>
        </draw:connector>
        <draw:connector draw:style-name="gr14" draw:text-style-name="P8" draw:layer="layout" svg:x1="16.82cm" svg:y1="5.905cm" svg:x2="16.823cm" svg:y2="8.262cm" draw:start-shape="id7" draw:start-glue-point="2" draw:end-shape="id9" draw:end-glue-point="0" svg:d="M16820 5905v1179h3v1178" svg:viewBox="0 0 4 2358">
          <text:p/>
        </draw:connector>
        <presentation:notes draw:style-name="dp2">
          <draw:page-thumbnail draw:style-name="gr15" draw:layer="layout" svg:width="13.968cm" svg:height="10.476cm" svg:x="3.81cm" svg:y="2.123cm" draw:page-number="1" presentation:class="page"/>
          <draw:frame presentation:style-name="pr1" draw:text-style-name="P9" draw:layer="layout" svg:width="17.271cm" svg:height="12.572cm" svg:x="2.159cm" svg:y="13.271cm" presentation:class="notes" presentation:placeholder="true">
            <draw:text-box/>
          </draw:frame>
        </presentation:notes>
      </draw:page>
      <draw:page draw:name="page2" draw:style-name="dp1" draw:master-page-name="Title_20_and_20_Content" presentation:presentation-page-layout-name="AL2T11">
        <draw:custom-shape draw:name="Donut 3" draw:style-name="gr6" draw:text-style-name="P3" draw:layer="layout" svg:width="0.652cm" svg:height="0.652cm" svg:x="7.363cm" svg:y="2.981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onut 4" draw:style-name="gr6" draw:text-style-name="P3" draw:layer="layout" svg:width="0.652cm" svg:height="0.652cm" svg:x="8.382cm" svg:y="2.999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onut 5" draw:style-name="gr6" draw:text-style-name="P3" draw:layer="layout" svg:width="0.652cm" svg:height="0.652cm" svg:x="10.696cm" svg:y="3.012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onut 6" draw:style-name="gr6" draw:text-style-name="P3" draw:layer="layout" svg:width="0.652cm" svg:height="0.652cm" svg:x="11.627cm" svg:y="3.012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onut 7" draw:style-name="gr6" draw:text-style-name="P3" draw:layer="layout" svg:width="0.652cm" svg:height="0.652cm" svg:x="12.425cm" svg:y="3.012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Can 13" draw:style-name="gr3" draw:text-style-name="P10" draw:layer="layout" svg:width="0.515cm" svg:height="3.377cm" svg:x="5.368cm" svg:y="8.307cm">
          <text:p text:style-name="P1"><text:span text:style-name="T5">PARTER</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4" draw:style-name="gr3" draw:text-style-name="P3" draw:layer="layout" svg:width="0.515cm" svg:height="3.377cm" svg:x="6.096cm" svg:y="8.307cm">
          <text:p text:style-name="P1"><text:span text:style-name="T1">ETAJ</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5" draw:style-name="gr3" draw:text-style-name="P3" draw:layer="layout" svg:width="0.515cm" svg:height="3.377cm" svg:x="6.851cm" svg:y="8.307cm">
          <text:p text:style-name="P1"><text:span text:style-name="T1">POD</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6" draw:style-name="gr3" draw:text-style-name="P3" draw:layer="layout" svg:width="0.91cm" svg:height="3.377cm" svg:x="13.462cm" svg:y="6.604cm">
          <text:p text:style-name="P1"><text:span text:style-name="T5">CUP</text:span></text:p>
          <text:p text:style-name="P1"><text:span text:style-name="T5">TOR</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7" draw:style-name="gr3" draw:text-style-name="P3" draw:layer="layout" svg:width="0.91cm" svg:height="3.377cm" svg:x="14.732cm" svg:y="6.604cm">
          <text:p text:style-name="P1"><text:span text:style-name="T4">B</text:span></text:p>
          <text:p text:style-name="P1"><text:span text:style-name="T4">E</text:span></text:p>
          <text:p text:style-name="P1"><text:span text:style-name="T4">C</text:span></text:p>
          <text:p text:style-name="P1"><text:span text:style-name="T4">I</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Box 27" draw:style-name="gr16" draw:text-style-name="P12" draw:layer="layout" svg:width="6.416cm" svg:height="1.013cm" svg:x="7.046cm" svg:y="1.81cm">
          <text:p text:style-name="P11"><text:span text:style-name="T6">G <text:s text:c="2"/>N <text:s text:c="14"/>L1 <text:s/>L2 <text:s/>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nut 44" draw:style-name="gr6" draw:text-style-name="P3" draw:layer="layout" svg:width="0.652cm" svg:height="0.652cm" svg:x="11.849cm" svg:y="5.319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onut 58" draw:style-name="gr6" draw:text-style-name="P3" draw:layer="layout" svg:width="0.652cm" svg:height="0.652cm" svg:x="7.465cm" svg:y="4.553cm">
          <text:p/>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quot;No&quot; Symbol 74" draw:style-name="gr6" draw:text-style-name="P3" draw:layer="layout" svg:width="0.66cm" svg:height="0.66cm" svg:x="7.434cm" svg:y="5.532cm">
          <text:p/>
          <draw:enhanced-geometry draw:mirror-horizontal="false" draw:mirror-vertical="true" svg:viewBox="0 0 0 0" draw:text-areas="?f33 ?f35 ?f34 ?f36"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Can 88" draw:style-name="gr3" draw:text-style-name="P3" draw:layer="layout" svg:width="0.515cm" svg:height="3.377cm" svg:x="12.446cm" svg:y="6.604cm">
          <text:p text:style-name="P1"><text:span text:style-name="T1">BECI</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3" draw:style-name="gr17" draw:text-style-name="P13" draw:layer="layout" svg:width="0.254cm" svg:height="3.377cm" svg:x="7.914cm" svg:y="8.307cm">
          <text:p text:style-name="P1"><text:span text:style-name="T5">PARTER</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4" draw:style-name="gr18" draw:text-style-name="P13" draw:layer="layout" svg:width="0.214cm" svg:height="3.377cm" svg:x="8.462cm" svg:y="8.307cm">
          <text:p text:style-name="P1"><text:span text:style-name="T5">ETAJ</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15" draw:style-name="gr19" draw:text-style-name="P13" draw:layer="layout" svg:width="0.173cm" svg:height="3.377cm" svg:x="9.011cm" svg:y="8.307cm">
          <text:p text:style-name="P1"><text:span text:style-name="T5">POD</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presentation:notes draw:style-name="dp2">
          <draw:page-thumbnail draw:style-name="gr15" draw:layer="layout" svg:width="13.968cm" svg:height="10.476cm" svg:x="3.81cm" svg:y="2.123cm" draw:page-number="2" presentation:class="page"/>
          <draw:frame presentation:style-name="pr2" draw:text-style-name="P9" draw:layer="layout" svg:width="17.271cm" svg:height="12.572cm" svg:x="2.159cm" svg:y="13.271cm" presentation:class="notes" presentation:placeholder="true">
            <draw:text-box/>
          </draw:frame>
        </presentation:notes>
      </draw:page>
      <draw:page draw:name="page3" draw:style-name="dp1" draw:master-page-name="Title_20_and_20_Content" presentation:presentation-page-layout-name="AL2T11">
        <draw:custom-shape draw:style-name="gr20" draw:text-style-name="P14" draw:layer="layout" svg:width="25.146cm" svg:height="7.366cm" svg:x="5.08cm" svg:y="1.524cm">
          <text:p/>
          <draw:enhanced-geometry svg:viewBox="0 0 21600 21600" draw:type="rectangle" draw:enhanced-path="M 0 0 L 21600 0 21600 21600 0 21600 0 0 Z N"/>
        </draw:custom-shape>
        <draw:frame draw:style-name="standard" xml:id="id11" draw:id="id11" draw:layer="layout" svg:width="6.745cm" svg:height="0.736cm" svg:x="10.108cm" svg:y="4.31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ext:p><text:span text:style-name="T7">L1</text:span></text:p>
              </table:table-cell>
              <table:table-cell>
                <text:p><text:span text:style-name="T7">L2</text:span></text:p>
              </table:table-cell>
              <table:table-cell>
                <text:p><text:span text:style-name="T7">L3</text:span></text:p>
              </table:table-cell>
              <table:table-cell>
                <text:p><text:span text:style-name="T7">N</text:span></text:p>
              </table:table-cell>
              <table:table-cell>
                <text:p><text:span text:style-name="T7">G</text:span></text:p>
              </table:table-cell>
              <table:table-cell>
                <text:p><text:span text:style-name="T7">meter</text:span></text:p>
              </table:table-cell>
            </table:table-row>
          </table:table>
          <draw:image xlink:href="Pictures/TablePreview1.svm" xlink:type="simple" xlink:show="embed" xlink:actuate="onLoad"/>
        </draw:frame>
        <draw:frame draw:style-name="standard" xml:id="id10" draw:id="id10" draw:layer="layout" svg:width="6.622cm" svg:height="0.734cm" svg:x="10.231cm" svg:y="2.587cm">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column table:style-name="co12"/>
            <table:table-row table:style-name="ro2" table:default-cell-style-name="gray3">
              <table:table-cell>
                <text:p><text:span text:style-name="T7">L1</text:span></text:p>
              </table:table-cell>
              <table:table-cell>
                <text:p><text:span text:style-name="T7">L2</text:span></text:p>
              </table:table-cell>
              <table:table-cell>
                <text:p><text:span text:style-name="T7">L3</text:span></text:p>
              </table:table-cell>
              <table:table-cell>
                <text:p><text:span text:style-name="T7">N</text:span></text:p>
              </table:table-cell>
              <table:table-cell>
                <text:p><text:span text:style-name="T7">G</text:span></text:p>
              </table:table-cell>
              <table:table-cell>
                <text:p><text:span text:style-name="T7">grid</text:span></text:p>
              </table:table-cell>
            </table:table-row>
          </table:table>
          <draw:image xlink:href="Pictures/TablePreview2.svm" xlink:type="simple" xlink:show="embed" xlink:actuate="onLoad"/>
        </draw:frame>
        <draw:frame draw:style-name="standard" xml:id="id15" draw:id="id15" draw:layer="layout" svg:width="5.841cm" svg:height="0.734cm" svg:x="5.334cm" svg:y="8.45cm">
          <table:table table:template-name="default" table:use-first-row-styles="true" table:use-banding-rows-styles="true">
            <table:table-column table:style-name="co13"/>
            <table:table-column table:style-name="co14"/>
            <table:table-column table:style-name="co15"/>
            <table:table-row table:style-name="ro2" table:default-cell-style-name="ce1">
              <table:table-cell>
                <text:p><text:span text:style-name="T7">L1</text:span></text:p>
              </table:table-cell>
              <table:table-cell>
                <text:p><text:span text:style-name="T7">N</text:span></text:p>
              </table:table-cell>
              <table:table-cell>
                <text:p><text:span text:style-name="T7">C2 (NO 220v12A)</text:span></text:p>
              </table:table-cell>
            </table:table-row>
          </table:table>
          <draw:image xlink:href="Pictures/TablePreview3.svm" xlink:type="simple" xlink:show="embed" xlink:actuate="onLoad"/>
        </draw:frame>
        <draw:connector draw:style-name="gr21" draw:text-style-name="P15" draw:layer="layout" svg:x1="16.853cm" svg:y1="2.954cm" svg:x2="16.853cm" svg:y2="4.679cm" draw:start-shape="id10" draw:end-shape="id11" svg:d="M16853 2954h502v1725h-502" svg:viewBox="0 0 503 1726">
          <text:p/>
        </draw:connector>
        <draw:connector draw:style-name="gr22" draw:text-style-name="P15" draw:layer="layout" svg:x1="10.108cm" svg:y1="4.679cm" svg:x2="8.236cm" svg:y2="6.413cm" draw:start-shape="id11" draw:start-glue-point="3" draw:end-shape="id12" draw:end-glue-point="0" svg:d="M10108 4679h-1872v1734" svg:viewBox="0 0 1873 1735">
          <text:p/>
        </draw:connector>
        <draw:frame draw:style-name="standard" xml:id="id19" draw:id="id19" draw:layer="layout" svg:width="4.422cm" svg:height="0.734cm" svg:x="10.811cm" svg:y="13.466cm">
          <table:table table:template-name="default" table:use-first-row-styles="true" table:use-banding-rows-styles="true">
            <table:table-column table:style-name="co16"/>
            <table:table-column table:style-name="co17"/>
            <table:table-column table:style-name="co18"/>
            <table:table-row table:style-name="ro2" table:default-cell-style-name="gray3">
              <table:table-cell>
                <text:p><text:span text:style-name="T7">L1</text:span></text:p>
              </table:table-cell>
              <table:table-cell>
                <text:p><text:span text:style-name="T7">N</text:span></text:p>
              </table:table-cell>
              <table:table-cell>
                <text:p><text:span text:style-name="T7">ups</text:span></text:p>
              </table:table-cell>
            </table:table-row>
          </table:table>
          <draw:image xlink:href="Pictures/TablePreview4.svm" xlink:type="simple" xlink:show="embed" xlink:actuate="onLoad"/>
        </draw:frame>
        <draw:frame draw:style-name="standard" xml:id="id21" draw:id="id21" draw:layer="layout" svg:width="4.429cm" svg:height="0.734cm" svg:x="10.805cm" svg:y="14.639cm">
          <table:table table:template-name="default" table:use-first-row-styles="true" table:use-banding-rows-styles="true">
            <table:table-column table:style-name="co19"/>
            <table:table-column table:style-name="co20"/>
            <table:table-column table:style-name="co21"/>
            <table:table-row table:style-name="ro2" table:default-cell-style-name="gray3">
              <table:table-cell>
                <text:p><text:span text:style-name="T7">L1</text:span></text:p>
              </table:table-cell>
              <table:table-cell>
                <text:p><text:span text:style-name="T7">N</text:span></text:p>
              </table:table-cell>
              <table:table-cell>
                <text:p><text:span text:style-name="T7">solar</text:span></text:p>
              </table:table-cell>
            </table:table-row>
          </table:table>
          <draw:image xlink:href="Pictures/TablePreview5.svm" xlink:type="simple" xlink:show="embed" xlink:actuate="onLoad"/>
        </draw:frame>
        <draw:frame draw:style-name="standard" xml:id="id13" draw:id="id13" draw:layer="layout" svg:width="11.926cm" svg:height="0.734cm" svg:x="15.299cm" svg:y="6.254cm">
          <table:table table:template-name="default" table:use-first-row-styles="true" table:use-banding-rows-styles="true">
            <table:table-column table:style-name="co22"/>
            <table:table-column table:style-name="co23"/>
            <table:table-column table:style-name="co24"/>
            <table:table-column table:style-name="co25"/>
            <table:table-column table:style-name="co24"/>
            <table:table-column table:style-name="co26"/>
            <table:table-row table:style-name="ro2" table:default-cell-style-name="gray3">
              <table:table-cell>
                <text:p><text:span text:style-name="T7">L1</text:span></text:p>
              </table:table-cell>
              <table:table-cell>
                <text:p><text:span text:style-name="T7">L2</text:span></text:p>
              </table:table-cell>
              <table:table-cell>
                <text:p><text:span text:style-name="T7">L3</text:span></text:p>
              </table:table-cell>
              <table:table-cell>
                <text:p><text:span text:style-name="T7">N</text:span></text:p>
              </table:table-cell>
              <table:table-cell>
                <text:p><text:span text:style-name="T7">G</text:span></text:p>
              </table:table-cell>
              <table:table-cell>
                <text:p><text:span text:style-name="T7">3 phase loads (bucatarie, beci)</text:span></text:p>
              </table:table-cell>
            </table:table-row>
          </table:table>
          <draw:image xlink:href="Pictures/TablePreview6.svm" xlink:type="simple" xlink:show="embed" xlink:actuate="onLoad"/>
        </draw:frame>
        <draw:connector draw:style-name="gr21" draw:text-style-name="P8" draw:layer="layout" svg:x1="16.853cm" svg:y1="4.679cm" svg:x2="21.262cm" svg:y2="6.254cm" draw:start-shape="id11" draw:start-glue-point="1" draw:end-shape="id13" draw:end-glue-point="0" svg:d="M16853 4679h4409v1575" svg:viewBox="0 0 4410 1576">
          <text:p/>
        </draw:connector>
        <draw:frame draw:style-name="standard" xml:id="id23" draw:id="id23" draw:layer="layout" svg:width="5.858cm" svg:height="0.734cm" svg:x="17.763cm" svg:y="11.296cm">
          <table:table table:template-name="default" table:use-first-row-styles="true" table:use-banding-rows-styles="true">
            <table:table-column table:style-name="co27"/>
            <table:table-column table:style-name="co28"/>
            <table:table-column table:style-name="co29"/>
            <table:table-row table:style-name="ro2" table:default-cell-style-name="gray3">
              <table:table-cell>
                <text:p><text:span text:style-name="T7">L1</text:span></text:p>
              </table:table-cell>
              <table:table-cell>
                <text:p><text:span text:style-name="T7">N</text:span></text:p>
              </table:table-cell>
              <table:table-cell>
                <text:p><text:span text:style-name="T7">lights parter (2P)</text:span></text:p>
              </table:table-cell>
            </table:table-row>
          </table:table>
          <draw:image xlink:href="Pictures/TablePreview7.svm" xlink:type="simple" xlink:show="embed" xlink:actuate="onLoad"/>
        </draw:frame>
        <draw:frame draw:style-name="standard" xml:id="id14" draw:id="id14" draw:layer="layout" svg:width="6.103cm" svg:height="0.737cm" svg:x="17.772cm" svg:y="7.733cm">
          <table:table table:template-name="default" table:use-first-row-styles="true" table:use-banding-rows-styles="true">
            <table:table-column table:style-name="co30"/>
            <table:table-column table:style-name="co31"/>
            <table:table-column table:style-name="co32"/>
            <table:table-row table:style-name="ro3" table:default-cell-style-name="gray3">
              <table:table-cell>
                <text:p><text:span text:style-name="T7">L1</text:span></text:p>
              </table:table-cell>
              <table:table-cell>
                <text:p><text:span text:style-name="T7">N</text:span></text:p>
              </table:table-cell>
              <table:table-cell>
                <text:p><text:span text:style-name="T7">sockets parter (2P)</text:span></text:p>
              </table:table-cell>
            </table:table-row>
          </table:table>
          <draw:image xlink:href="Pictures/TablePreview8.svm" xlink:type="simple" xlink:show="embed" xlink:actuate="onLoad"/>
        </draw:frame>
        <draw:connector draw:style-name="gr21" draw:text-style-name="P8" draw:layer="layout" svg:x1="13.48cm" svg:y1="5.047cm" svg:x2="17.772cm" svg:y2="8.101cm" draw:start-shape="id11" draw:end-shape="id14" draw:end-glue-point="3" svg:d="M13480 5047v3054h4292" svg:viewBox="0 0 4293 3055">
          <text:p/>
        </draw:connector>
        <draw:connector draw:style-name="gr22" draw:text-style-name="P8" draw:layer="layout" svg:x1="8.254cm" svg:y1="9.184cm" svg:x2="13.053cm" svg:y2="10.591cm" draw:start-shape="id15" draw:start-glue-point="2" draw:end-shape="id16" draw:end-glue-point="0" svg:d="M8254 9184v704h4799v703" svg:viewBox="0 0 4800 1408">
          <text:p/>
        </draw:connector>
        <draw:frame draw:style-name="standard" xml:id="id17" draw:id="id17" draw:layer="layout" svg:width="5.075cm" svg:height="0.737cm" svg:x="17.784cm" svg:y="9.217cm">
          <table:table table:template-name="default" table:use-first-row-styles="true" table:use-banding-rows-styles="true">
            <table:table-column table:style-name="co33"/>
            <table:table-column table:style-name="co34"/>
            <table:table-column table:style-name="co35"/>
            <table:table-row table:style-name="ro3" table:default-cell-style-name="gray3">
              <table:table-cell>
                <text:p><text:span text:style-name="T7">L1</text:span></text:p>
              </table:table-cell>
              <table:table-cell>
                <text:p><text:span text:style-name="T7">N</text:span></text:p>
              </table:table-cell>
              <table:table-cell>
                <text:p><text:span text:style-name="T7">etaj (2P)</text:span></text:p>
              </table:table-cell>
            </table:table-row>
          </table:table>
          <draw:image xlink:href="Pictures/TablePreview9.svm" xlink:type="simple" xlink:show="embed" xlink:actuate="onLoad"/>
        </draw:frame>
        <draw:frame draw:style-name="standard" xml:id="id18" draw:id="id18" draw:layer="layout" svg:width="5.049cm" svg:height="0.737cm" svg:x="17.784cm" svg:y="10.223cm">
          <table:table table:template-name="default" table:use-first-row-styles="true" table:use-banding-rows-styles="true">
            <table:table-column table:style-name="co36"/>
            <table:table-column table:style-name="co34"/>
            <table:table-column table:style-name="co35"/>
            <table:table-row table:style-name="ro3" table:default-cell-style-name="gray3">
              <table:table-cell>
                <text:p><text:span text:style-name="T7">L1</text:span></text:p>
              </table:table-cell>
              <table:table-cell>
                <text:p><text:span text:style-name="T7">N</text:span></text:p>
              </table:table-cell>
              <table:table-cell>
                <text:p><text:span text:style-name="T7">pod (2P)</text:span></text:p>
              </table:table-cell>
            </table:table-row>
          </table:table>
          <draw:image xlink:href="Pictures/TablePreview10.svm" xlink:type="simple" xlink:show="embed" xlink:actuate="onLoad"/>
        </draw:frame>
        <draw:connector draw:style-name="gr23" draw:text-style-name="P8" draw:layer="layout" svg:x1="15.269cm" svg:y1="10.959cm" svg:x2="17.784cm" svg:y2="9.585cm" draw:start-shape="id16" draw:end-shape="id17" draw:end-glue-point="3" svg:d="M15269 10959h1258v-1374h1257" svg:viewBox="0 0 2516 1375">
          <text:p/>
        </draw:connector>
        <draw:connector draw:style-name="gr24" draw:text-style-name="P8" draw:layer="layout" svg:x1="15.269cm" svg:y1="10.959cm" svg:x2="17.784cm" svg:y2="10.591cm" draw:start-shape="id16" draw:start-glue-point="1" draw:end-shape="id18" draw:end-glue-point="3" svg:d="M15269 10959h1258v-368h1257" svg:viewBox="0 0 2516 369">
          <text:p/>
        </draw:connector>
        <draw:frame draw:style-name="standard" xml:id="id20" draw:id="id20" draw:layer="layout" svg:width="5.065cm" svg:height="0.739cm" svg:x="17.794cm" svg:y="14.347cm">
          <table:table table:template-name="default" table:use-first-row-styles="true" table:use-banding-rows-styles="true">
            <table:table-column table:style-name="co37"/>
            <table:table-column table:style-name="co38"/>
            <table:table-column table:style-name="co39"/>
            <table:table-row table:style-name="ro4" table:default-cell-style-name="gray3">
              <table:table-cell>
                <text:p><text:span text:style-name="T7">L1</text:span></text:p>
              </table:table-cell>
              <table:table-cell>
                <text:p><text:span text:style-name="T7">N</text:span></text:p>
              </table:table-cell>
              <table:table-cell>
                <text:p><text:span text:style-name="T7">critical loads</text:span></text:p>
              </table:table-cell>
            </table:table-row>
          </table:table>
          <draw:image xlink:href="Pictures/TablePreview11.svm" xlink:type="simple" xlink:show="embed" xlink:actuate="onLoad"/>
        </draw:frame>
        <draw:connector draw:style-name="gr25" draw:text-style-name="P8" draw:layer="layout" svg:x1="15.233cm" svg:y1="13.833cm" svg:x2="17.794cm" svg:y2="14.716cm" draw:start-shape="id19" draw:start-glue-point="1" draw:end-shape="id20" draw:end-glue-point="3" svg:d="M15233 13833h1281v883h1280" svg:viewBox="0 0 2562 884">
          <text:p/>
        </draw:connector>
        <draw:connector draw:style-name="gr26" draw:text-style-name="P8" draw:layer="layout" svg:x1="10.805cm" svg:y1="15.006cm" svg:x2="10.838cm" svg:y2="10.959cm" draw:start-shape="id21" draw:start-glue-point="3" draw:end-shape="id16" draw:end-glue-point="3" svg:d="M10805 15006h-501v-4047h534" svg:viewBox="0 0 535 4048">
          <text:p/>
        </draw:connector>
        <draw:frame draw:style-name="standard" xml:id="id22" draw:id="id22" draw:layer="layout" svg:width="5.587cm" svg:height="0.734cm" svg:x="3.302cm" svg:y="13.077cm">
          <table:table table:template-name="default" table:use-first-row-styles="true" table:use-banding-rows-styles="true">
            <table:table-column table:style-name="co40"/>
            <table:table-column table:style-name="co41"/>
            <table:table-column table:style-name="co42"/>
            <table:table-row table:style-name="ro2" table:default-cell-style-name="ce1">
              <table:table-cell>
                <text:p><text:span text:style-name="T7">L1</text:span></text:p>
              </table:table-cell>
              <table:table-cell>
                <text:p><text:span text:style-name="T7">N</text:span></text:p>
              </table:table-cell>
              <table:table-cell>
                <text:p><text:span text:style-name="T7">C4 (NC 220v)</text:span></text:p>
              </table:table-cell>
            </table:table-row>
          </table:table>
          <draw:image xlink:href="Pictures/TablePreview12.svm" xlink:type="simple" xlink:show="embed" xlink:actuate="onLoad"/>
        </draw:frame>
        <draw:connector draw:style-name="gr27" draw:text-style-name="P8" draw:layer="layout" svg:x1="5.298cm" svg:y1="6.781cm" svg:x2="3.302cm" svg:y2="13.444cm" draw:start-shape="id12" draw:start-glue-point="3" draw:end-shape="id22" draw:end-glue-point="3" svg:d="M5298 6781h-2497v6663h501" svg:viewBox="0 0 2498 6664">
          <text:p/>
        </draw:connector>
        <draw:connector draw:style-name="gr25" draw:text-style-name="P8" draw:layer="layout" svg:x1="6.095cm" svg:y1="13.077cm" svg:x2="10.838cm" svg:y2="10.959cm" draw:start-shape="id22" draw:start-glue-point="0" draw:end-shape="id16" draw:end-glue-point="3" svg:d="M6095 13077v-2118h4743" svg:viewBox="0 0 4744 2119">
          <text:p/>
        </draw:connector>
        <draw:frame draw:style-name="standard" xml:id="id16" draw:id="id16" draw:layer="layout" svg:width="4.431cm" svg:height="0.736cm" svg:x="10.838cm" svg:y="10.591cm">
          <table:table table:template-name="default" table:use-first-row-styles="true" table:use-banding-rows-styles="true">
            <table:table-column table:style-name="co19"/>
            <table:table-column table:style-name="co20"/>
            <table:table-column table:style-name="co43"/>
            <table:table-row table:style-name="ro1" table:default-cell-style-name="gray3">
              <table:table-cell>
                <text:p><text:span text:style-name="T7">L1</text:span></text:p>
              </table:table-cell>
              <table:table-cell>
                <text:p><text:span text:style-name="T7">N</text:span></text:p>
              </table:table-cell>
              <table:table-cell>
                <text:p><text:span text:style-name="T7">microgrid</text:span></text:p>
              </table:table-cell>
            </table:table-row>
          </table:table>
          <draw:image xlink:href="Pictures/TablePreview13.svm" xlink:type="simple" xlink:show="embed" xlink:actuate="onLoad"/>
        </draw:frame>
        <draw:connector draw:style-name="gr28" draw:text-style-name="P8" draw:layer="layout" svg:x1="15.269cm" svg:y1="10.959cm" svg:x2="17.763cm" svg:y2="11.663cm" draw:start-shape="id16" draw:start-glue-point="1" draw:end-shape="id23" draw:end-glue-point="3" svg:d="M15269 10959h1248v704h1246" svg:viewBox="0 0 2495 705">
          <text:p/>
        </draw:connector>
        <draw:frame draw:style-name="standard" xml:id="id24" draw:id="id24" draw:layer="layout" svg:width="5.675cm" svg:height="0.736cm" svg:x="10.834cm" svg:y="12.009cm">
          <table:table table:template-name="default" table:use-first-row-styles="true" table:use-banding-rows-styles="true">
            <table:table-column table:style-name="co44"/>
            <table:table-column table:style-name="co45"/>
            <table:table-column table:style-name="co46"/>
            <table:table-row table:style-name="ro1" table:default-cell-style-name="ce1">
              <table:table-cell>
                <text:p><text:span text:style-name="T7">L1</text:span></text:p>
              </table:table-cell>
              <table:table-cell>
                <text:p><text:span text:style-name="T7">N</text:span></text:p>
              </table:table-cell>
              <table:table-cell>
                <text:p><text:span text:style-name="T7">C3 (NO 220v9A)</text:span></text:p>
              </table:table-cell>
            </table:table-row>
          </table:table>
          <draw:image xlink:href="Pictures/TablePreview14.svm" xlink:type="simple" xlink:show="embed" xlink:actuate="onLoad"/>
        </draw:frame>
        <draw:connector draw:style-name="gr22" draw:text-style-name="P8" draw:layer="layout" svg:x1="13.053cm" svg:y1="11.327cm" svg:x2="13.671cm" svg:y2="12.009cm" draw:start-shape="id16" draw:start-glue-point="2" draw:end-shape="id24" draw:end-glue-point="0" svg:d="M13053 11327v342h618v340" svg:viewBox="0 0 619 683">
          <text:p/>
        </draw:connector>
        <draw:connector draw:style-name="gr22" draw:text-style-name="P8" draw:layer="layout" svg:x1="13.671cm" svg:y1="12.745cm" svg:x2="13.022cm" svg:y2="13.466cm" draw:start-shape="id24" draw:start-glue-point="2" draw:end-shape="id19" draw:end-glue-point="0" svg:d="M13671 12745v361h-649v360" svg:viewBox="0 0 650 722">
          <text:p/>
        </draw:connector>
        <draw:connector draw:style-name="gr25" draw:text-style-name="P8" draw:layer="layout" svg:x1="10.811cm" svg:y1="13.833cm" svg:x2="8.889cm" svg:y2="13.444cm" draw:start-shape="id19" draw:start-glue-point="3" draw:end-shape="id22" draw:end-glue-point="1" svg:d="M10811 13833h-960v-389h-962" svg:viewBox="0 0 1923 390">
          <text:p/>
        </draw:connector>
        <draw:connector draw:style-name="gr29" draw:text-style-name="P16" draw:layer="layout" svg:x1="5.298cm" svg:y1="6.781cm" svg:x2="10.834cm" svg:y2="12.377cm" draw:start-shape="id12" draw:start-glue-point="3" draw:end-shape="id24" draw:end-glue-point="3" svg:d="M5298 6781h-501v5596h6037" svg:viewBox="0 0 6038 5597">
          <text:p/>
        </draw:connector>
        <draw:frame draw:style-name="standard" xml:id="id12" draw:id="id12" draw:layer="layout" svg:width="5.877cm" svg:height="0.736cm" svg:x="5.298cm" svg:y="6.413cm">
          <table:table table:template-name="default" table:use-first-row-styles="true" table:use-banding-rows-styles="true">
            <table:table-column table:style-name="co13"/>
            <table:table-column table:style-name="co47"/>
            <table:table-column table:style-name="co48"/>
            <table:table-row table:style-name="ro1" table:default-cell-style-name="ce2">
              <table:table-cell>
                <text:p><text:span text:style-name="T7">L1</text:span></text:p>
              </table:table-cell>
              <table:table-cell>
                <text:p><text:span text:style-name="T7">N</text:span></text:p>
              </table:table-cell>
              <table:table-cell>
                <text:p><text:span text:style-name="T7">C1 (NC 5-12v10A)</text:span></text:p>
              </table:table-cell>
            </table:table-row>
          </table:table>
          <draw:image xlink:href="Pictures/TablePreview15.svm" xlink:type="simple" xlink:show="embed" xlink:actuate="onLoad"/>
        </draw:frame>
        <draw:connector draw:style-name="gr30" draw:text-style-name="P16" draw:layer="layout" svg:x1="8.236cm" svg:y1="7.149cm" svg:x2="8.254cm" svg:y2="8.45cm" draw:start-shape="id12" draw:start-glue-point="2" draw:end-shape="id15" draw:end-glue-point="0" svg:d="M8236 7149v651h18v650" svg:viewBox="0 0 19 1302">
          <text:p/>
        </draw:connector>
        <draw:connector draw:style-name="gr27" draw:text-style-name="P8" draw:layer="layout" svg:x1="2.902cm" svg:y1="3.875cm" svg:x2="8.236cm" svg:y2="6.413cm" draw:start-shape="id25" draw:end-shape="id12" draw:end-glue-point="0" svg:d="M2902 3875v1270h5334v1268" svg:viewBox="0 0 5335 2539">
          <text:p/>
        </draw:connector>
        <draw:frame draw:style-name="standard" xml:id="id25" draw:id="id25" draw:layer="layout" svg:width="3.337cm" svg:height="0.734cm" svg:x="1.234cm" svg:y="3.141cm">
          <table:table table:template-name="default" table:use-first-row-styles="true" table:use-banding-rows-styles="true">
            <table:table-column table:style-name="co49"/>
            <table:table-column table:style-name="co50"/>
            <table:table-column table:style-name="co51"/>
            <table:table-row table:style-name="ro2" table:default-cell-style-name="gray3">
              <table:table-cell/>
              <table:table-cell/>
              <table:table-cell>
                <text:p><text:span text:style-name="T7">CPU</text:span></text:p>
              </table:table-cell>
            </table:table-row>
          </table:table>
          <draw:image xlink:href="Pictures/TablePreview16.svm" xlink:type="simple" xlink:show="embed" xlink:actuate="onLoad"/>
        </draw:frame>
        <presentation:notes draw:style-name="dp2">
          <draw:page-thumbnail draw:style-name="gr15" draw:layer="layout" svg:width="18.624cm" svg:height="10.476cm" svg:x="1.482cm" svg:y="2.123cm" draw:page-number="3" presentation:class="page"/>
          <draw:frame presentation:style-name="pr2"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_20_Wide" draw:display-name="Black 45 Degrees Wide" draw:style="single" draw:color="#000000" draw:distance="0.508cm" draw:rotation="450"/>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14cm" draw:distance="0.105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7-10-15">10/15/17</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Master title style</text:span></text:p>
        </draw:text-box>
      </draw:frame>
      <draw:frame draw:name="Content Placeholder 2" presentation:style-name="Mpr6" draw:text-style-name="MP15" draw:layer="backgroundobjects" svg:width="29.209cm" svg:height="12.086cm" svg:x="2.328cm" svg:y="5.071cm" presentation:class="outline" presentation:user-transformed="true">
        <draw:text-box>
          <text:list text:style-name="ML3">
            <text:list-item>
              <text:p text:style-name="MP12"><text:span text:style-name="MT5">Click to edit the outline text format</text:span></text:p>
              <text:list>
                <text:list-item>
                  <text:p text:style-name="MP12"><text:span text:style-name="MT5">Second Outline Level</text:span></text:p>
                  <text:list>
                    <text:list-item>
                      <text:p text:style-name="MP12"><text:span text:style-name="MT5">Third Outline Level</text:span></text:p>
                      <text:list>
                        <text:list-item>
                          <text:p text:style-name="MP12"><text:span text:style-name="MT5">Fourth Outline Level</text:span></text:p>
                          <text:list>
                            <text:list-item>
                              <text:p text:style-name="MP12"><text:span text:style-name="MT5">Fifth Outline Level</text:span></text:p>
                              <text:list>
                                <text:list-item>
                                  <text:p text:style-name="MP12"><text:span text:style-name="MT5">Sixth Outline Level</text:span></text:p>
                                  <text:list>
                                    <text:list-item>
                                      <text:p text:style-name="MP13"><text:span text:style-name="MT5">Seventh Outline Level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4"><text:span text:style-name="MT8">Fourth level</text:span></text:p>
                                                </text:list-item>
                                                <text:list-item>
                                                  <text:p text:style-name="MP14"><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7-10-15">10/15/17</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Dan Cristian</meta:initial-creator>
    <meta:editing-cycles>28</meta:editing-cycles>
    <meta:creation-date>2017-10-12T12:23:30</meta:creation-date>
    <dc:date>2017-10-15T00:35:19.329000000</dc:date>
    <meta:editing-duration>P1DT3H41M49S</meta:editing-duration>
    <meta:generator>LibreOffice/5.4.2.2$Windows_x86 LibreOffice_project/22b09f6418e8c2d508a9eaf86b2399209b0990f4</meta:generator>
    <meta:document-statistic meta:object-count="14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meta:user-defined>
  </office:meta>
</office:document-meta>
</file>